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7533" officeooo:paragraph-rsid="001d7533"/>
    </style:style>
    <style:style style:name="P2" style:family="paragraph" style:parent-style-name="Text_20_body">
      <style:text-properties officeooo:rsid="002042cc" officeooo:paragraph-rsid="002042cc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218e33" officeooo:paragraph-rsid="00218e33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rsid="00218e33" officeooo:paragraph-rsid="00218e33" style:font-weight-asian="normal" style:font-weight-complex="normal"/>
    </style:style>
    <style:style style:name="P5" style:family="paragraph" style:parent-style-name="Text_20_body">
      <style:text-properties officeooo:paragraph-rsid="00274e5f"/>
    </style:style>
    <style:style style:name="P6" style:family="paragraph" style:parent-style-name="Text_20_body">
      <style:paragraph-properties fo:text-align="center" style:justify-single-word="false"/>
      <style:text-properties style:font-name="Liberation Sans" fo:font-size="10pt" officeooo:rsid="0019698e" officeooo:paragraph-rsid="0019698e" style:font-size-asian="10pt" style:font-size-complex="10pt"/>
    </style:style>
    <style:style style:name="P7" style:family="paragraph" style:parent-style-name="Text_20_body" style:list-style-name="L1">
      <style:text-properties officeooo:rsid="001ed841" officeooo:paragraph-rsid="001ed841"/>
    </style:style>
    <style:style style:name="P8" style:family="paragraph" style:parent-style-name="Text_20_body" style:list-style-name="L2">
      <style:text-properties officeooo:rsid="002042cc" officeooo:paragraph-rsid="002042cc"/>
    </style:style>
    <style:style style:name="P9" style:family="paragraph" style:parent-style-name="Text_20_body" style:list-style-name="L3">
      <style:text-properties style:text-underline-style="none" fo:font-weight="normal" officeooo:rsid="00218e33" officeooo:paragraph-rsid="00218e33" style:font-weight-asian="normal" style:font-weight-complex="normal"/>
    </style:style>
    <style:style style:name="P10" style:family="paragraph" style:parent-style-name="Heading_20_1">
      <style:paragraph-properties>
        <style:tab-stops/>
      </style:paragraph-properties>
    </style:style>
    <style:style style:name="T1" style:family="text">
      <style:text-properties officeooo:rsid="001d753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86bcd"/>
    </style:style>
    <style:style style:name="T6" style:family="text">
      <style:text-properties officeooo:rsid="002c21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obert Alan Bowman</text:h>
      <text:p text:style-name="Contact_20_info"><text:a xlink:type="simple" xlink:href="mailto:alanbowman@gmail.com" text:style-name="Internet_20_link" text:visited-style-name="Visited_20_Internet_20_Link">alanbowman@gmail.com</text:a> | <text:a xlink:type="simple" xlink:href="http://alanbowman.net/" text:style-name="Internet_20_link" text:visited-style-name="Visited_20_Internet_20_Link"><text:span text:style-name="T5">alanbowman.net </text:span></text:a>| <text:a xlink:type="simple" xlink:href="https://www.linkedin.com/in/ralanbowman" text:style-name="Internet_20_link" text:visited-style-name="Visited_20_Internet_20_Link">linkedin.com/in/ralanbowman</text:a> | (678) 665-9458</text:p>
      <text:p text:style-name="P6">Experienced Technical Writer and User Advocate | API Documentation, User Guides, READMEs, man pages</text:p>
      <text:h text:style-name="Heading_20_2" text:outline-level="2">Professional Experience</text:h>
      <text:p text:style-name="Employer">eApps Web Hosting – Atlanta, Georgia<text:tab/><text:span text:style-name="T1">April 2007 to August 2016</text:span></text:p>
      <text:p text:style-name="P1"><text:span text:style-name="T2">Technical Writer and User Advocate</text:span>, October 2010 – August 2016</text:p>
      <text:list xml:id="list4750603699209507292" text:style-name="L1">
        <text:list-item>
          <text:p text:style-name="P7">Standardized the process to create, update, &amp; maintain all customer-facing documentation</text:p>
        </text:list-item>
        <text:list-item>
          <text:p text:style-name="P7">Improved ability of customers to find answers through self-service instead of contacting support </text:p>
        </text:list-item>
        <text:list-item>
          <text:p text:style-name="P7">Designed a company style guide &amp; word list used across all departments </text:p>
        </text:list-item>
        <text:list-item>
          <text:p text:style-name="P7">Helped overhaul the existing testing/QA process into a more streamlined system that reduced time required to launch for new products &amp; services from months to weeks </text:p>
        </text:list-item>
        <text:list-item>
          <text:p text:style-name="P7">Created an internal system for staff to report any user advocacy issues &amp; designed a reporting structure to get those issues to management </text:p>
        </text:list-item>
        <text:list-item>
          <text:p text:style-name="P7">Consulted with the Dev, Website, and Sales teams to review new products &amp; services to ensure a consistent &amp; easy to use UX/UI </text:p>
        </text:list-item>
      </text:list>
      <text:p text:style-name="P2"><text:span text:style-name="T2">Technical Support and System/Network Administrator</text:span>, April 2007 – September 2010</text:p>
      <text:list xml:id="list4583158240089849142" text:style-name="L2">
        <text:list-item>
          <text:p text:style-name="P8">Resolved support requests from users via phone, e-mail, or online chat</text:p>
        </text:list-item>
        <text:list-item>
          <text:p text:style-name="P8">Monitored &amp; helped maintain network uptime and security </text:p>
        </text:list-item>
        <text:list-item>
          <text:p text:style-name="P8">Moved new products and services into production as directed by Dev &amp; Sales teams </text:p>
        </text:list-item>
        <text:list-item>
          <text:p text:style-name="P8">Worked with NetOps team to troubleshoot &amp; repair any network or system outages </text:p>
        </text:list-item>
      </text:list>
      <text:p text:style-name="P2"/>
      <text:p text:style-name="Employer">Carestream Dental – Atlanta, Georgia <text:tab/>October 1998 to April 2007</text:p>
      <text:p text:style-name="P3">Systems Engineer/Technical Support Analyst</text:p>
      <text:p text:style-name="P4">(<text:span text:style-name="T4">Note</text:span><text:span text:style-name="T3"> – I held the same job supporting the same product &amp; customers through 3 rounds of mergers &amp; acquisitions: Orthotrac – PracticeWorks – Kodak Dental Systems – Carestream Dental</text:span>)</text:p>
      <text:list xml:id="list5701577346480998390" text:style-name="L3">
        <text:list-item>
          <text:p text:style-name="P9">Resolved all escalated hardware and operating system issues from junior team members </text:p>
        </text:list-item>
        <text:list-item>
          <text:p text:style-name="P9">Trained new employees to support an SCO UNIX &amp; COBOL hardware/software orthodontic practice management system </text:p>
        </text:list-item>
        <text:list-item>
          <text:p text:style-name="P9">Developed &amp; maintained a product-specific knowledge-base system used by team members and customers for training &amp; help<text:span text:style-name="T6">ing to</text:span> resolve support issues</text:p>
        </text:list-item>
        <text:list-item>
          <text:p text:style-name="P9">Consulted with Sales &amp; Training teams to recommend system and software upgrades to legacy customers</text:p>
        </text:list-item>
        <text:list-item>
          <text:p text:style-name="P9">Scheduled &amp; managed customer hardware upgrades &amp; existing system replacements</text:p>
        </text:list-item>
      </text:list>
      <text:h text:style-name="Heading_20_2" text:outline-level="2">Education &amp; Certifications </text:h>
      <text:p text:style-name="Employer">Clayton State University — Morrow, Georgia </text:p>
      <text:p text:style-name="P5">Bachelor of Science, Integrative Studies - Project Supervision in a Technological Environment Concentration – 2016 </text:p>
      <text:p text:style-name="Employer">Kennesaw State University — Kennesaw, Georgia </text:p>
      <text:p text:style-name="P5">Basic and Advanced Technical Writing Certificates – College of Continuing and Professional Education – 2008</text:p>
      <text:p text:style-name="Employer">Udemy – udemy.com </text:p>
      <text:p text:style-name="P5">Learn API Technical Writing: JSON and XML for Writers / Learn API Technical Writing 2: REST for Writers / The Art of API Writing – 2015 -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top="0in" fo:margin-bottom="0.0201in" loext:contextual-spacing="false" fo:line-height="120%" style:page-number="auto">
        <style:tab-stops/>
      </style:paragraph-properties>
      <style:text-properties fo:font-size="10pt" style:text-underline-style="none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padding="0.0201in" fo:border-left="none" fo:border-right="none" fo:border-top="none" fo:border-bottom="0.06pt solid #000000" style:shadow="none"/>
      <style:text-properties fo:font-variant="small-caps" fo:font-size="140%" fo:font-weight="bold" style:font-size-asian="130%" style:font-weight-asian="bold" style:font-size-complex="130%" style:font-weight-complex="normal"/>
    </style:style>
    <style:style style:name="Untitled1" style:family="paragraph" style:parent-style-name="Text_20_body">
      <style:paragraph-properties fo:text-align="center" style:justify-single-word="false" fo:padding="0.0201in" fo:border="none" style:shadow="none"/>
      <style:text-properties fo:font-size="10pt" style:font-size-asian="10.5pt"/>
    </style:style>
    <style:style style:name="Contact_20_info" style:display-name="Contact info" style:family="paragraph" style:parent-style-name="Text_20_body" style:next-style-name="Text_20_body">
      <style:paragraph-properties fo:text-align="center" style:justify-single-word="false" fo:padding="0.0402in" fo:border="none" style:shadow="none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loext:graphic-properties draw:fill-image-width="0in" draw:fill-image-height="0in"/>
      <style:paragraph-properties fo:margin-top="0in" fo:margin-bottom="0.1in" loext:contextual-spacing="false" style:border-line-width-bottom="0in 0.0016in 0.0008in" fo:padding="0in" fo:border-left="none" fo:border-right="none" fo:border-top="none" fo:border-bottom="0.14pt double #000000" style:shadow="none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0799in" fo:margin-bottom="0.0799in" loext:contextual-spacing="false" fo:text-align="center" style:justify-single-word="false" fo:text-indent="0in" style:auto-text-indent="false" style:page-number="auto" fo:padding="0.0201in" fo:border-left="none" fo:border-right="none" fo:border-top="0.26pt solid #000000" fo:border-bottom="0.74pt solid #000000"/>
      <style:text-properties fo:font-variant="small-caps" fo:font-size="14pt" fo:font-weight="bold" fo:background-color="transparent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4pt" fo:font-weight="bold" style:font-size-asian="101%" style:font-weight-asian="bold" style:font-size-complex="101%" style:font-weight-complex="normal"/>
    </style:style>
    <style:style style:name="Employer" style:family="paragraph" style:parent-style-name="Text_20_body" style:next-style-name="Text_20_body" style:master-page-name="">
      <style:paragraph-properties style:page-number="auto">
        <style:tab-stops>
          <style:tab-stop style:position="6.8598in" style:type="right"/>
        </style:tab-stops>
      </style:paragraph-properties>
      <style:text-properties fo:font-size="10.5pt" fo:font-weight="bold" style:font-size-asian="10.5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8in" fo:margin-right="0.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0:18:45.574317000</meta:creation-date>
    <dc:date>2016-10-17T20:21:32.500029000</dc:date>
    <meta:editing-duration>PT1H11M18S</meta:editing-duration>
    <meta:editing-cycles>19</meta:editing-cycles>
    <meta:generator>LibreOffice/5.1.5.2$MacOSX_X86_64 LibreOffice_project/7a864d8825610a8c07cfc3bc01dd4fce6a9447e5</meta:generator>
    <meta:document-statistic meta:table-count="0" meta:image-count="0" meta:object-count="0" meta:page-count="2" meta:paragraph-count="32" meta:word-count="405" meta:character-count="2717" meta:non-whitespace-character-count="2328"/>
  </office:meta>
</office:document-meta>
</file>